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ddd3d" officeooo:paragraph-rsid="001ddd3d" style:font-size-asian="14pt" style:font-size-complex="14pt"/>
    </style:style>
    <style:style style:name="T1" style:family="text">
      <style:text-properties officeooo:rsid="001f82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ftSkills – <text:span text:style-name="T1">Valores - 10-05-2022</text:span></text:p>
      <text:p text:style-name="P1"/>
      <text:p text:style-name="P1">Pessoa que eu admiro do meu ciclo social.</text:p>
      <text:p text:style-name="P1"/>
      <text:p text:style-name="P1">Meu irmão, porque ele é uma pessoa com um coração grande, como ser humano ele é muito bom para todas as pessoas do seu siclo de amizade e todos da família gostam muito dele.</text:p>
      <text:p text:style-name="P1"/>
      <text:p text:style-name="P1">Pessoa que eu admito fora do meu ciclo social;</text:p>
      <text:p text:style-name="P1"/>
      <text:p text:style-name="P1">Irmã Dulce, ela foi uma grande mulher para os pobres e desamparados, ajudou muita gente e fez muito pelo povo baiano, mesmo depois de falecida ele ainda ajuda muita gente com o hospital que tem o nome dela, hoje ela é conhecida como Santa Dulce dos pobres.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0T14:14:34.589356867</meta:creation-date>
    <dc:date>2022-05-10T14:37:50.093943891</dc:date>
    <meta:editing-duration>PT12M55S</meta:editing-duration>
    <meta:editing-cycles>1</meta:editing-cycles>
    <meta:document-statistic meta:table-count="0" meta:image-count="0" meta:object-count="0" meta:page-count="1" meta:paragraph-count="5" meta:word-count="102" meta:character-count="549" meta:non-whitespace-character-count="451"/>
    <meta:generator>LibreOffice/6.4.7.2$Linux_X86_64 LibreOffice_project/40$Build-2</meta:generator>
  </office:meta>
</office:document-meta>
</file>